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5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5" office:value-type="string" calcext:value-type="string">
            <text:p>25.39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office:value-type="string" calcext:value-type="string">
            <text:p>2024.04.12 11.50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5" office:value-type="string" calcext:value-type="string">
            <text:p>190.88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3:19:29.3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17T13:21:18.277000000</dc:date>
    <meta:editing-duration>P1DT17H35M42S</meta:editing-duration>
    <meta:editing-cycles>859</meta:editing-cycles>
    <meta:document-statistic meta:table-count="1" meta:cell-count="816" meta:object-count="0"/>
  </office:meta>
</office:document-meta>
</file>